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GB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6pt" fo:language="en" fo:country="GB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GB" style:font-size-asian="14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language="en" fo:country="GB" style:font-size-asian="14pt" style:font-size-complex="14pt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fo:language="en" fo:country="GB" style:font-size-asian="14pt" style:font-size-complex="14pt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4pt" fo:language="en" fo:country="GB" style:font-size-asian="14pt" style:font-size-complex="14pt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4pt" fo:language="en" fo:country="GB" style:font-size-asian="14pt" style:font-size-complex="14pt"/>
    </style:style>
    <style:style style:name="P10" style:family="paragraph" style:parent-style-name="Standard" style:list-style-name="L9">
      <style:paragraph-properties fo:text-align="start" style:justify-single-word="false"/>
      <style:text-properties fo:font-size="14pt" fo:language="en" fo:country="GB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2pt" fo:language="en" fo:country="GB" style:font-size-asian="12pt" style:font-size-complex="12pt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2pt" fo:language="en" fo:country="GB" style:font-size-asian="12pt" style:font-size-complex="12pt"/>
    </style:style>
    <style:style style:name="P13" style:family="paragraph" style:parent-style-name="Standard" style:list-style-name="L7">
      <style:paragraph-properties fo:text-align="start" style:justify-single-word="false"/>
      <style:text-properties fo:font-size="12pt" fo:language="en" fo:country="GB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t Application Requirements</text:p>
      <text:p text:style-name="P1"/>
      <text:p text:style-name="P4">Introduction</text:p>
      <text:p text:style-name="P2"/>
      <text:p text:style-name="P11">The primary purpose of the chat application is to enable users to exchange messages.</text:p>
      <text:p text:style-name="P11">Application should support multiple types of messages, but an emphasis is on textual messages. In addition, pictures and links should be able to be embedded to messages.</text:p>
      <text:p text:style-name="P11"/>
      <text:p text:style-name="P11">Users can join various rooms. A room is a collection of users which share the same series of messages, i.e. when a user in a room sends a message, all the users in the room can see the message. A user can create new room or join the existing one. </text:p>
      <text:p text:style-name="P11"/>
      <text:p text:style-name="P11">The system should contain multiple types of users, including unregistered users, registered users and admin users. Unregistered users can only join an existing room. Registered users can create a new room and additionaly protect an access to the room. </text:p>
      <text:p text:style-name="P11"/>
      <text:p text:style-name="P11">Admin manages room. Any user can report another user for violating a chat policy.</text:p>
      <text:p text:style-name="P11">Admin can check the alleged violation and decide to impose a definite or indefinite ban to the violating user. Any user, including banned users, can send a message to the admin and ask them to lift the ban. </text:p>
      <text:p text:style-name="P2"/>
      <text:p text:style-name="P2"/>
      <text:p text:style-name="P2"/>
      <text:p text:style-name="P4">Actors</text:p>
      <text:p text:style-name="P2"/>
      <text:list xml:id="list511320526966652091" text:style-name="L9">
        <text:list-item>
          <text:p text:style-name="P10">Unregistered user:</text:p>
          <text:p text:style-name="P10">Unregistered user is an user who is neither an anonymous user of registered user. Unregistered user can create an user profile and become a registered user or join one room as anonymous user.</text:p>
        </text:list-item>
      </text:list>
      <text:p text:style-name="P2"><text:tab/></text:p>
      <text:list xml:id="list20281161" text:continue-numbering="true" text:style-name="L9">
        <text:list-item>
          <text:p text:style-name="P10">Anonymous user</text:p>
        </text:list-item>
      </text:list>
      <text:p text:style-name="P2"><text:tab/><text:tab/>Anonymous user can:</text:p>
      <text:list xml:id="list5349792235668160293" text:style-name="L2">
        <text:list-item>
          <text:p text:style-name="P6">join only one existing room</text:p>
        </text:list-item>
        <text:list-item>
          <text:p text:style-name="P6">register, i.e. create an user profile</text:p>
        </text:list-item>
      </text:list>
      <text:p text:style-name="P2"><text:tab/>The main purpose of an anonymous user is to be able to join only one room. <text:tab/>Therefore, an existence of an anonymous user is tied to their membership in a <text:tab/>room and their existence is terminated once they cease to be a member of their <text:tab/>room. </text:p>
      <text:list xml:id="list20260005" text:continue-numbering="true" text:style-name="L2">
        <text:list-header>
          <text:p text:style-name="P6"/>
        </text:list-header>
      </text:list>
      <text:list xml:id="list20278119" text:continue-list="list20281161" text:style-name="L9">
        <text:list-item>
          <text:p text:style-name="P10">Registered user</text:p>
        </text:list-item>
      </text:list>
      <text:list xml:id="list8186672467052409820" text:style-name="L3">
        <text:list-item>
          <text:list>
            <text:list-item>
              <text:list>
                <text:list-header>
                  <text:p text:style-name="P7">Registered user can:</text:p>
                </text:list-header>
              </text:list>
            </text:list-item>
          </text:list>
        </text:list-item>
      </text:list>
      <text:list xml:id="list2399540072606849839" text:style-name="L4">
        <text:list-item>
          <text:p text:style-name="P8">join an arbitrary number of existing rooms</text:p>
        </text:list-item>
        <text:list-item>
          <text:p text:style-name="P8">create a new room</text:p>
        </text:list-item>
        <text:list-item>
          <text:p text:style-name="P8">if a member of a room, send an invitation to other registered users to join the room</text:p>
        </text:list-item>
        <text:list-item>
          <text:p text:style-name="P8">delete a room which they created</text:p>
        </text:list-item>
        <text:list-item>
          <text:p text:style-name="P8"><text:soft-page-break/>expel and ban an user from a room they created</text:p>
          <text:p text:style-name="P8"/>
        </text:list-item>
      </text:list>
      <text:list xml:id="list20256656" text:continue-list="list20278119" text:style-name="L9">
        <text:list-item>
          <text:p text:style-name="P10">Admin</text:p>
        </text:list-item>
      </text:list>
      <text:p text:style-name="P2"><text:tab/><text:tab/>Admin can:</text:p>
      <text:list xml:id="list8731358189756209141" text:style-name="L5">
        <text:list-item>
          <text:p text:style-name="P9">delete a room</text:p>
        </text:list-item>
        <text:list-item>
          <text:p text:style-name="P9">warn a user if the user violates the chat policy</text:p>
        </text:list-item>
        <text:list-item>
          <text:p text:style-name="P9">ban user from posting a message definitely or indefinitely</text:p>
        </text:list-item>
      </text:list>
      <text:p text:style-name="P4">Use cases</text:p>
      <text:p text:style-name="P4"/>
      <text:p text:style-name="P2">UC1- Registration</text:p>
      <text:list xml:id="list1945532317597854603" text:style-name="L6">
        <text:list-item>
          <text:p text:style-name="P12">Main actor: Unregistered user</text:p>
        </text:list-item>
        <text:list-item>
          <text:p text:style-name="P12">Goal: Register a new user</text:p>
        </text:list-item>
        <text:list-item>
          <text:p text:style-name="P12">Preconditions:-</text:p>
        </text:list-item>
        <text:list-item>
          <text:p text:style-name="P12">Result: A new registered user is recorded in the system</text:p>
        </text:list-item>
        <text:list-item>
          <text:p text:style-name="P12">Normal course:</text:p>
          <text:list>
            <text:list-item>
              <text:p text:style-name="P12">1. Unregistered user selects “register” option</text:p>
            </text:list-item>
            <text:list-item>
              <text:p text:style-name="P12">2. The system provides the user with a registration form</text:p>
            </text:list-item>
            <text:list-item>
              <text:p text:style-name="P12">3. The user inputs username, password and password validation</text:p>
            </text:list-item>
            <text:list-item>
              <text:p text:style-name="P12">4. The user submits data</text:p>
            </text:list-item>
            <text:list-item>
              <text:p text:style-name="P12">5. The system informs the user about a successful registration and prompts the user to their profile page</text:p>
            </text:list-item>
          </text:list>
        </text:list-item>
        <text:list-item>
          <text:p text:style-name="P12">Alternative course:</text:p>
          <text:list>
            <text:list-item>
              <text:p text:style-name="P12">5a. If a given username already exists in the system, the system informs the user and instructs them to provide another username. Steps 2 to 5 repeat as long as user provides an already existing username</text:p>
            </text:list-item>
            <text:list-item>
              <text:p text:style-name="P12">5b. If provided password does not corresponds to the verification password, user is informed and steps 2 to 5 repeat until the two passwords match</text:p>
            </text:list-item>
          </text:list>
        </text:list-item>
        <text:list-item>
          <text:p text:style-name="P12">Exceptions: </text:p>
          <text:list>
            <text:list-item>
              <text:p text:style-name="P12">At any step, user can quit registering</text:p>
            </text:list-item>
          </text:list>
        </text:list-item>
        <text:list-item>
          <text:p text:style-name="P12">Postconditions: </text:p>
          <text:list>
            <text:list-item>
              <text:p text:style-name="P12">System records the registration of the user</text:p>
              <text:p text:style-name="P12"/>
            </text:list-item>
          </text:list>
        </text:list-item>
      </text:list>
      <text:p text:style-name="P2">UC2- Creating an anonymous user</text:p>
      <text:list xml:id="list4781793661618936117" text:style-name="L7">
        <text:list-item>
          <text:p text:style-name="P13">Main actor: Unregistered user</text:p>
        </text:list-item>
        <text:list-item>
          <text:p text:style-name="P13">Goal: Create an unregistered user for the purpose of joining a room</text:p>
        </text:list-item>
        <text:list-item>
          <text:p text:style-name="P13">Preconditions:-</text:p>
        </text:list-item>
        <text:list-item>
          <text:p text:style-name="P13">Result: A new unregistered user is created and joined in a room</text:p>
        </text:list-item>
        <text:list-item>
          <text:p text:style-name="P13">Normal course:</text:p>
          <text:list>
            <text:list-item>
              <text:p text:style-name="P13">1. Unregistered user select “create anonymous” option</text:p>
            </text:list-item>
            <text:list-item>
              <text:p text:style-name="P13">2. The system provides the user with a registration form</text:p>
            </text:list-item>
            <text:list-item>
              <text:p text:style-name="P13">3. The user inputs username, password, password validation and a room </text:p>
            </text:list-item>
            <text:list-item>
              <text:p text:style-name="P13">4. The user submits data</text:p>
            </text:list-item>
            <text:list-item>
              <text:p text:style-name="P13">5. The system informs the user about a successful creation and prompts the user to their chat room</text:p>
            </text:list-item>
          </text:list>
        </text:list-item>
        <text:list-item>
          <text:p text:style-name="P13">Alternative course:</text:p>
          <text:list>
            <text:list-item>
              <text:p text:style-name="P13">5a. An access to the room is protected by a password</text:p>
              <text:list>
                <text:list-item>
                  <text:p text:style-name="P13">1. The system prompts the user to enter a password</text:p>
                </text:list-item>
                <text:list-item>
                  <text:p text:style-name="P13"><text:soft-page-break/>2. User enters and submits the password</text:p>
                </text:list-item>
                <text:list-item>
                  <text:p text:style-name="P13">3. Step 5 of the normal course occurs</text:p>
                  <text:list>
                    <text:list-item>
                      <text:p text:style-name="P13">3a. The provided password is not correct</text:p>
                      <text:list>
                        <text:list-item>
                          <text:list>
                            <text:list-item>
                              <text:p text:style-name="P13">1. User repeats steps 2 and 3 until the password is correc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5b. <text:s/>If a given username already exists in the system</text:p>
              <text:list>
                <text:list-item>
                  <text:p text:style-name="P13">1. User repeats steps 2-5 from normal course until an unique username is given by the user</text:p>
                </text:list-item>
              </text:list>
            </text:list-item>
            <text:list-item>
              <text:p text:style-name="P13">5c. <text:s text:c="2"/>If provided password does not corresponds to the verification password</text:p>
              <text:list>
                <text:list-item>
                  <text:p text:style-name="P13">1. User repeats steps 2 and 3 until the two passwords match</text:p>
                </text:list-item>
              </text:list>
            </text:list-item>
          </text:list>
        </text:list-item>
        <text:list-item>
          <text:p text:style-name="P13">Exceptions:</text:p>
          <text:list>
            <text:list-item>
              <text:p text:style-name="P13">At any step, user can quit</text:p>
            </text:list-item>
          </text:list>
        </text:list-item>
        <text:list-item>
          <text:p text:style-name="P13">Postconditions: </text:p>
          <text:list>
            <text:list-item>
              <text:p text:style-name="P13">A new anonymous user is recorded in the system</text:p>
            </text:list-item>
            <text:list-item>
              <text:p text:style-name="P13">The created user is joined in the room of their preference</text:p>
            </text:list-item>
          </text:list>
        </text:list-item>
      </text:list>
      <text:p text:style-name="P11"><text:tab/><text:tab/></text:p>
      <text:p text:style-name="P11"/>
      <text:p text:style-name="P2">UC3- Signing in</text:p>
      <text:list xml:id="list20286209" text:continue-numbering="true" text:style-name="L7">
        <text:list-item>
          <text:p text:style-name="P13">Main actor: Anonymous user, registered user</text:p>
        </text:list-item>
        <text:list-item>
          <text:p text:style-name="P13">Goal: Create an unregistered user for the purpose of joining a room</text:p>
        </text:list-item>
        <text:list-item>
          <text:p text:style-name="P13">Preconditions: UC1 or UC2</text:p>
        </text:list-item>
        <text:list-item>
          <text:p text:style-name="P13">Result: A user is signed in the system</text:p>
        </text:list-item>
        <text:list-item>
          <text:p text:style-name="P13">Normal course:</text:p>
          <text:list>
            <text:list-item>
              <text:p text:style-name="P13">1. The user select “sign in” user</text:p>
            </text:list-item>
            <text:list-item>
              <text:p text:style-name="P13">2. The system provides the user with a sign in form</text:p>
            </text:list-item>
            <text:list-item>
              <text:p text:style-name="P13">3. The user inputs username and password</text:p>
            </text:list-item>
            <text:list-item>
              <text:p text:style-name="P13">4. The user submits data</text:p>
            </text:list-item>
            <text:list-item>
              <text:p text:style-name="P13">5. The system informs the user about a successful sign in process and prompts an anonymous user to their chat room and a registered user to their user profile screen</text:p>
            </text:list-item>
          </text:list>
        </text:list-item>
        <text:list-item>
          <text:p text:style-name="P13">Alternative course:</text:p>
          <text:list>
            <text:list-item>
              <text:p text:style-name="P13">5a. <text:s/>If a given username and password pair does not correspond to any user in the system</text:p>
              <text:list>
                <text:list-item>
                  <text:p text:style-name="P13">1. The system informs the user that username and/or password is not valid</text:p>
                </text:list-item>
                <text:list-item>
                  <text:p text:style-name="P13">2. The user repeats steps 3-5 until a correct username and password pair is entered</text:p>
                </text:list-item>
              </text:list>
            </text:list-item>
          </text:list>
        </text:list-item>
        <text:list-item>
          <text:p text:style-name="P13">Exceptions:</text:p>
          <text:list>
            <text:list-item>
              <text:p text:style-name="P13">At any step, user can quit</text:p>
            </text:list-item>
          </text:list>
        </text:list-item>
        <text:list-item>
          <text:p text:style-name="P13">Postconditions: </text:p>
          <text:list>
            <text:list-item>
              <text:p text:style-name="P13">The user is signed in the system</text:p>
            </text:list-item>
          </text:list>
        </text:list-item>
      </text:list>
      <text:p text:style-name="P11"/>
      <text:p text:style-name="P2">UC4- Joining a room</text:p>
      <text:list xml:id="list20258148" text:continue-numbering="true" text:style-name="L7">
        <text:list-item>
          <text:p text:style-name="P13">Main actor: Registered user</text:p>
        </text:list-item>
        <text:list-item>
          <text:p text:style-name="P13">Goal: A registered user wants to join a chat room</text:p>
        </text:list-item>
        <text:list-item>
          <text:p text:style-name="P13">Preconditions: UC3</text:p>
        </text:list-item>
        <text:list-item>
          <text:p text:style-name="P13">Result: An user becomes a member of a chat room</text:p>
        </text:list-item>
        <text:list-item>
          <text:p text:style-name="P13">Normal course:</text:p>
          <text:list>
            <text:list-item>
              <text:p text:style-name="P13">1. The user select chat room management option from their profile screen</text:p>
            </text:list-item>
            <text:list-item>
              <text:p text:style-name="P13">2. The system provides the user with a list of chat rooms</text:p>
            </text:list-item>
            <text:list-item>
              <text:p text:style-name="P13">3. The user chooses the room they wish to join</text:p>
            </text:list-item>
            <text:list-item>
              <text:p text:style-name="P13">4. The system informs the user they successfully joined the room</text:p>
            </text:list-item>
            <text:list-item>
              <text:p text:style-name="P13">5. The system notifies on the chat room screen that the user has joined the room</text:p>
            </text:list-item>
          </text:list>
        </text:list-item>
        <text:list-item>
          <text:p text:style-name="P13"><text:soft-page-break/>Alternative course:</text:p>
          <text:list>
            <text:list-item>
              <text:p text:style-name="P13">4a. <text:s/>An access to the room is protected by a password</text:p>
              <text:list>
                <text:list-item>
                  <text:p text:style-name="P13">1. The system prompts the user to enter a password</text:p>
                </text:list-item>
                <text:list-item>
                  <text:p text:style-name="P13">2. User enters and submits the password</text:p>
                </text:list-item>
                <text:list-item>
                  <text:p text:style-name="P13">3. Step 4 of the normal course occurs</text:p>
                  <text:list>
                    <text:list-item>
                      <text:p text:style-name="P13">3a. The provided password is not correct</text:p>
                      <text:list>
                        <text:list-item>
                          <text:list>
                            <text:list-item>
                              <text:p text:style-name="P13">1. User repeats steps 2 and 3 until the password is correc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Exceptions:</text:p>
          <text:list>
            <text:list-item>
              <text:p text:style-name="P13">At any step, user can quit</text:p>
            </text:list-item>
          </text:list>
        </text:list-item>
        <text:list-item>
          <text:p text:style-name="P13">Postconditions: </text:p>
          <text:list>
            <text:list-item>
              <text:p text:style-name="P13">The user is recorded as a member of a chat room</text:p>
            </text:list-item>
            <text:list-item>
              <text:p text:style-name="P13">The system notifies other members of the room that the user has joined the room</text:p>
            </text:list-item>
          </text:list>
        </text:list-item>
      </text:list>
      <text:p text:style-name="P11"/>
      <text:p text:style-name="P2">UC5- Creating a room</text:p>
      <text:list xml:id="list20275933" text:continue-numbering="true" text:style-name="L7">
        <text:list-item>
          <text:p text:style-name="P13">Main actor: Registered user</text:p>
        </text:list-item>
        <text:list-item>
          <text:p text:style-name="P13">Goal: A registered user wants to create a new chat room</text:p>
        </text:list-item>
        <text:list-item>
          <text:p text:style-name="P13">Preconditions: UC3</text:p>
        </text:list-item>
        <text:list-item>
          <text:p text:style-name="P13">Result: A new chat room is created with the user labeled as room creator</text:p>
        </text:list-item>
        <text:list-item>
          <text:p text:style-name="P13">Normal course:</text:p>
          <text:list>
            <text:list-item>
              <text:p text:style-name="P13">1. The user selects chat room management option from their profile screen</text:p>
            </text:list-item>
            <text:list-item>
              <text:p text:style-name="P13">2. The user selects “create new chat room” option</text:p>
            </text:list-item>
            <text:list-item>
              <text:p text:style-name="P13">3. The system provides the user with chat room creation form</text:p>
            </text:list-item>
            <text:list-item>
              <text:p text:style-name="P13">4. The user enters desired name of the room and optionally access protection password</text:p>
            </text:list-item>
            <text:list-item>
              <text:p text:style-name="P13">5. The user submits the data</text:p>
            </text:list-item>
            <text:list-item>
              <text:p text:style-name="P13">6. The system informs the user that the room has been created</text:p>
            </text:list-item>
          </text:list>
        </text:list-item>
        <text:list-item>
          <text:p text:style-name="P13">Alternative course:</text:p>
          <text:list>
            <text:list-item>
              <text:p text:style-name="P13">6a. <text:s/>Entered name is already designated to another chat room</text:p>
              <text:list>
                <text:list-item>
                  <text:p text:style-name="P13">1. The system informs the user that the name has already been occupied</text:p>
                </text:list-item>
                <text:list-item>
                  <text:p text:style-name="P13">2. User repeats steps 4-6 until an unique room name is provided by the user</text:p>
                </text:list-item>
              </text:list>
            </text:list-item>
          </text:list>
        </text:list-item>
        <text:list-item>
          <text:p text:style-name="P13">Exceptions:</text:p>
          <text:list>
            <text:list-item>
              <text:p text:style-name="P13">At any step, user can quit</text:p>
            </text:list-item>
          </text:list>
        </text:list-item>
        <text:list-item>
          <text:p text:style-name="P13">Postconditions: </text:p>
          <text:list>
            <text:list-item>
              <text:p text:style-name="P13">A new room is recorded by the system</text:p>
            </text:list-item>
            <text:list-item>
              <text:p text:style-name="P13">The user is labeled a room creator</text:p>
            </text:list-item>
          </text:list>
        </text:list-item>
      </text:list>
      <text:p text:style-name="P11"/>
      <text:p text:style-name="P11"/>
      <text:list xml:id="list20288653" text:continue-numbering="true" text:style-name="L7">
        <text:list-header>
          <text:p text:style-name="P13"/>
        </text:list-header>
      </text:list>
      <text:p text:style-name="P11"/>
      <text:p text:style-name="P11"/>
      <text:list xml:id="list20271461" text:continue-list="list1945532317597854603" text:style-name="L6">
        <text:list-header>
          <text:p text:style-name="P12"/>
        </text:list-header>
      </text:list>
      <text:p text:style-name="P4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13T08:28:12.18</meta:creation-date>
    <dc:date>2021-05-14T23:18:59.25</dc:date>
    <meta:editing-duration>PT6H19M6S</meta:editing-duration>
    <meta:editing-cycles>11</meta:editing-cycles>
    <meta:generator>OpenOffice/4.1.9$Win32 OpenOffice.org_project/419m1$Build-9805</meta:generator>
    <meta:document-statistic meta:table-count="0" meta:image-count="0" meta:object-count="0" meta:page-count="4" meta:paragraph-count="139" meta:word-count="1355" meta:character-count="7078"/>
  </office:meta>
</office:document-meta>
</file>